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B00006128000035F40001D12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871cm" svg:height="13.811cm" svg:x="1.622cm" svg:y="3.646cm">
          <draw:image xlink:href="Pictures/200000EB00006128000035F40001D12E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8-12T13:05:22</meta:creation-date>
    <dc:date>2009-08-12T13:06:06</dc:date>
    <dc:language>en-US</dc:language>
    <meta:editing-cycles>2</meta:editing-cycles>
    <meta:editing-duration>PT4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